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27b9"/>
    </style:style>
    <style:style style:name="P2" style:family="paragraph" style:parent-style-name="Standard">
      <style:text-properties officeooo:rsid="000df817" officeooo:paragraph-rsid="000e1dfe"/>
    </style:style>
    <style:style style:name="P3" style:family="paragraph" style:parent-style-name="Standard">
      <style:text-properties officeooo:rsid="000df817" officeooo:paragraph-rsid="000ffd3a"/>
    </style:style>
    <style:style style:name="P4" style:family="paragraph" style:parent-style-name="Standard">
      <style:text-properties officeooo:rsid="000e1dfe" officeooo:paragraph-rsid="000e1dfe"/>
    </style:style>
    <style:style style:name="P5" style:family="paragraph" style:parent-style-name="Standard">
      <style:text-properties officeooo:rsid="000fc09b" officeooo:paragraph-rsid="000fc09b"/>
    </style:style>
    <style:style style:name="P6" style:family="paragraph" style:parent-style-name="Standard">
      <style:text-properties officeooo:paragraph-rsid="000ffd3a"/>
    </style:style>
    <style:style style:name="P7" style:family="paragraph" style:parent-style-name="Standard">
      <style:text-properties officeooo:rsid="00112838" officeooo:paragraph-rsid="00112838"/>
    </style:style>
    <style:style style:name="P8" style:family="paragraph" style:parent-style-name="Standard">
      <style:text-properties officeooo:paragraph-rsid="000e1dfe"/>
    </style:style>
    <style:style style:name="P9" style:family="paragraph" style:parent-style-name="Standard">
      <style:text-properties officeooo:paragraph-rsid="000fc09b"/>
    </style:style>
    <style:style style:name="P10" style:family="paragraph" style:parent-style-name="Standard">
      <style:text-properties officeooo:rsid="0011fdcf" officeooo:paragraph-rsid="0011fdcf"/>
    </style:style>
    <style:style style:name="P11" style:family="paragraph" style:parent-style-name="Standard">
      <style:text-properties officeooo:rsid="0011fdcf" officeooo:paragraph-rsid="0012c1db"/>
    </style:style>
    <style:style style:name="P12" style:family="paragraph" style:parent-style-name="Standard">
      <style:text-properties officeooo:paragraph-rsid="001399e7"/>
    </style:style>
    <style:style style:name="P13" style:family="paragraph" style:parent-style-name="Standard">
      <style:text-properties officeooo:rsid="001399e7" officeooo:paragraph-rsid="001399e7"/>
    </style:style>
    <style:style style:name="P14" style:family="paragraph" style:parent-style-name="Standard">
      <style:text-properties officeooo:paragraph-rsid="00143176"/>
    </style:style>
    <style:style style:name="P15" style:family="paragraph" style:parent-style-name="Standard">
      <style:text-properties officeooo:rsid="00146afa" officeooo:paragraph-rsid="00146afa"/>
    </style:style>
    <style:style style:name="P16" style:family="paragraph" style:parent-style-name="Standard">
      <style:text-properties style:text-position="0% 100%" officeooo:paragraph-rsid="000c27b9"/>
    </style:style>
    <style:style style:name="P17" style:family="paragraph" style:parent-style-name="Standard">
      <style:text-properties officeooo:rsid="0014f692" officeooo:paragraph-rsid="0014f692"/>
    </style:style>
    <style:style style:name="P18" style:family="paragraph" style:parent-style-name="Standard">
      <style:text-properties officeooo:rsid="00158508" officeooo:paragraph-rsid="00158508"/>
    </style:style>
    <style:style style:name="P19" style:family="paragraph" style:parent-style-name="Standard">
      <style:text-properties officeooo:paragraph-rsid="00158508"/>
    </style:style>
    <style:style style:name="P20" style:family="paragraph" style:parent-style-name="Standard">
      <style:text-properties officeooo:rsid="0015ca7f" officeooo:paragraph-rsid="0015ca7f"/>
    </style:style>
    <style:style style:name="P21" style:family="paragraph" style:parent-style-name="Standard">
      <style:text-properties officeooo:paragraph-rsid="0015ca7f"/>
    </style:style>
    <style:style style:name="P22" style:family="paragraph" style:parent-style-name="Standard">
      <style:text-properties officeooo:rsid="001d2d29" officeooo:paragraph-rsid="001d2d29"/>
    </style:style>
    <style:style style:name="P23" style:family="paragraph" style:parent-style-name="Standard">
      <style:text-properties officeooo:paragraph-rsid="001d2d29"/>
    </style:style>
    <style:style style:name="P24" style:family="paragraph" style:parent-style-name="Standard">
      <style:text-properties officeooo:paragraph-rsid="001f9eeb"/>
    </style:style>
    <style:style style:name="P25" style:family="paragraph" style:parent-style-name="Standard">
      <style:text-properties officeooo:paragraph-rsid="0020dacc"/>
    </style:style>
    <style:style style:name="P26" style:family="paragraph" style:parent-style-name="Standard">
      <style:text-properties officeooo:rsid="00227e8a" officeooo:paragraph-rsid="00227e8a"/>
    </style:style>
    <style:style style:name="P27" style:family="paragraph" style:parent-style-name="Standard">
      <style:text-properties officeooo:rsid="00227e8a" officeooo:paragraph-rsid="003568a5"/>
    </style:style>
    <style:style style:name="P28" style:family="paragraph" style:parent-style-name="Standard">
      <style:text-properties officeooo:paragraph-rsid="0019a0b9"/>
    </style:style>
    <style:style style:name="P29" style:family="paragraph" style:parent-style-name="Standard">
      <style:text-properties officeooo:paragraph-rsid="00234a69"/>
    </style:style>
    <style:style style:name="P30" style:family="paragraph" style:parent-style-name="Standard">
      <style:text-properties officeooo:rsid="00234a69" officeooo:paragraph-rsid="00234a69"/>
    </style:style>
    <style:style style:name="P31" style:family="paragraph" style:parent-style-name="Standard">
      <style:text-properties officeooo:rsid="00266c9c" officeooo:paragraph-rsid="00266c9c"/>
    </style:style>
    <style:style style:name="P32" style:family="paragraph" style:parent-style-name="Standard">
      <style:text-properties officeooo:rsid="00266c9c" officeooo:paragraph-rsid="00292e3f"/>
    </style:style>
    <style:style style:name="P33" style:family="paragraph" style:parent-style-name="Standard">
      <style:text-properties officeooo:paragraph-rsid="00292e3f"/>
    </style:style>
    <style:style style:name="P34" style:family="paragraph" style:parent-style-name="Standard">
      <style:text-properties officeooo:rsid="002c86d3" officeooo:paragraph-rsid="002c86d3"/>
    </style:style>
    <style:style style:name="P35" style:family="paragraph" style:parent-style-name="Standard">
      <style:text-properties officeooo:paragraph-rsid="002ba02f"/>
    </style:style>
    <style:style style:name="P36" style:family="paragraph" style:parent-style-name="Standard">
      <style:text-properties officeooo:rsid="002e29c6" officeooo:paragraph-rsid="002e29c6"/>
    </style:style>
    <style:style style:name="P37" style:family="paragraph" style:parent-style-name="Standard">
      <style:text-properties officeooo:rsid="0030e465" officeooo:paragraph-rsid="0030e465"/>
    </style:style>
    <style:style style:name="P38" style:family="paragraph" style:parent-style-name="Standard">
      <style:text-properties officeooo:paragraph-rsid="0030e465"/>
    </style:style>
    <style:style style:name="P39" style:family="paragraph" style:parent-style-name="Standard">
      <style:text-properties officeooo:paragraph-rsid="0032c887"/>
    </style:style>
    <style:style style:name="P40" style:family="paragraph" style:parent-style-name="Standard">
      <style:text-properties officeooo:rsid="00342eaf" officeooo:paragraph-rsid="00342eaf"/>
    </style:style>
    <style:style style:name="P41" style:family="paragraph" style:parent-style-name="Standard">
      <style:text-properties officeooo:rsid="0034373a" officeooo:paragraph-rsid="0034373a"/>
    </style:style>
    <style:style style:name="P42" style:family="paragraph" style:parent-style-name="Standard">
      <style:text-properties officeooo:paragraph-rsid="00351af4"/>
    </style:style>
    <style:style style:name="P43" style:family="paragraph" style:parent-style-name="Standard">
      <style:text-properties officeooo:paragraph-rsid="003568a5"/>
    </style:style>
    <style:style style:name="P44" style:family="paragraph" style:parent-style-name="Standard">
      <style:text-properties officeooo:rsid="0034efed" officeooo:paragraph-rsid="00351af4"/>
    </style:style>
    <style:style style:name="P45" style:family="paragraph" style:parent-style-name="Standard">
      <style:paragraph-properties style:writing-mode="lr-tb"/>
      <style:text-properties officeooo:rsid="00234a69" officeooo:paragraph-rsid="00234a69"/>
    </style:style>
    <style:style style:name="P46" style:family="paragraph" style:parent-style-name="Standard">
      <style:paragraph-properties style:writing-mode="lr-tb"/>
      <style:text-properties officeooo:rsid="002525f3" officeooo:paragraph-rsid="002525f3"/>
    </style:style>
    <style:style style:name="P47" style:family="paragraph" style:parent-style-name="Standard">
      <style:paragraph-properties style:writing-mode="lr-tb"/>
      <style:text-properties officeooo:paragraph-rsid="002ff186"/>
    </style:style>
    <style:style style:name="P48" style:family="paragraph" style:parent-style-name="Standard">
      <style:paragraph-properties style:writing-mode="lr-tb"/>
      <style:text-properties officeooo:rsid="002ff186" officeooo:paragraph-rsid="002ff186"/>
    </style:style>
    <style:style style:name="P49" style:family="paragraph" style:parent-style-name="Standard">
      <style:paragraph-properties fo:margin-left="0in" fo:margin-right="0in" fo:margin-top="0in" fo:margin-bottom="0.0972in" style:contextual-spacing="false" fo:line-height="120%" fo:text-indent="0in" style:auto-text-indent="false"/>
      <style:text-properties style:font-name="Liberation Serif" fo:font-size="12pt"/>
    </style:style>
    <style:style style:name="P50" style:family="paragraph" style:parent-style-name="Standard">
      <style:paragraph-properties fo:margin-left="0in" fo:margin-right="0in" fo:margin-top="0in" fo:margin-bottom="0.0972in" style:contextual-spacing="false" fo:line-height="120%" fo:text-indent="0in" style:auto-text-indent="false"/>
      <style:text-properties style:font-name="Liberation Serif"/>
    </style:style>
    <style:style style:name="P51" style:family="paragraph" style:parent-style-name="Standard">
      <style:text-properties style:font-name="Liberation Serif" fo:font-size="12pt"/>
    </style:style>
    <style:style style:name="P52" style:family="paragraph" style:parent-style-name="Standard">
      <style:text-properties style:text-position="0% 100%" officeooo:paragraph-rsid="000c27b9"/>
    </style:style>
    <style:style style:name="P53" style:family="paragraph" style:parent-style-name="Standard">
      <style:text-properties style:text-position="0% 100%" officeooo:rsid="000c27b9" officeooo:paragraph-rsid="000c27b9"/>
    </style:style>
    <style:style style:name="P54" style:family="paragraph" style:parent-style-name="Standard">
      <style:paragraph-properties fo:margin-top="0in" fo:margin-bottom="0.0972in" style:contextual-spacing="false" fo:line-height="120%"/>
      <style:text-properties style:font-name="Liberation Serif" fo:font-size="12pt"/>
    </style:style>
    <style:style style:name="P55" style:family="paragraph" style:parent-style-name="Standard">
      <style:paragraph-properties style:writing-mode="lr-tb"/>
      <style:text-properties style:text-position="0% 100%" officeooo:paragraph-rsid="000c27b9"/>
    </style:style>
    <style:style style:name="T1" style:family="text">
      <style:text-properties style:text-position="0% 100%"/>
    </style:style>
    <style:style style:name="T2" style:family="text">
      <style:text-properties style:text-position="0% 100%" officeooo:rsid="000c27b9"/>
    </style:style>
    <style:style style:name="T3" style:family="text">
      <style:text-properties style:text-position="0% 100%" officeooo:rsid="0011fdcf"/>
    </style:style>
    <style:style style:name="T4" style:family="text">
      <style:text-properties style:text-position="0% 100%" officeooo:rsid="0016121a"/>
    </style:style>
    <style:style style:name="T5" style:family="text">
      <style:text-properties style:text-position="0% 100%" officeooo:rsid="00292e3f"/>
    </style:style>
    <style:style style:name="T6" style:family="text">
      <style:text-properties style:text-position="0% 100%" officeooo:rsid="002e29c6"/>
    </style:style>
    <style:style style:name="T7" style:family="text">
      <style:text-properties style:text-position="0% 100%" officeooo:rsid="003568a5"/>
    </style:style>
    <style:style style:name="T8" style:family="text">
      <style:text-properties fo:font-style="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officeooo:rsid="000df817"/>
    </style:style>
    <style:style style:name="T12" style:family="text">
      <style:text-properties officeooo:rsid="000e1dfe"/>
    </style:style>
    <style:style style:name="T13" style:family="text">
      <style:text-properties officeooo:rsid="000fc09b"/>
    </style:style>
    <style:style style:name="T14" style:family="text">
      <style:text-properties officeooo:rsid="000ffd3a"/>
    </style:style>
    <style:style style:name="T15" style:family="text">
      <style:text-properties officeooo:rsid="00112838"/>
    </style:style>
    <style:style style:name="T16" style:family="text">
      <style:text-properties officeooo:rsid="0011fdcf"/>
    </style:style>
    <style:style style:name="T17" style:family="text">
      <style:text-properties officeooo:rsid="001399e7"/>
    </style:style>
    <style:style style:name="T18" style:family="text">
      <style:text-properties officeooo:rsid="00143176"/>
    </style:style>
    <style:style style:name="T19" style:family="text">
      <style:text-properties style:text-position="super 58%" officeooo:rsid="00143176"/>
    </style:style>
    <style:style style:name="T20" style:family="text">
      <style:text-properties style:text-position="super 58%" officeooo:rsid="001399e7"/>
    </style:style>
    <style:style style:name="T21" style:family="text">
      <style:text-properties style:text-position="super 58%" officeooo:rsid="00158508"/>
    </style:style>
    <style:style style:name="T22" style:family="text">
      <style:text-properties officeooo:rsid="00146afa"/>
    </style:style>
    <style:style style:name="T23" style:family="text">
      <style:text-properties officeooo:rsid="0014f692"/>
    </style:style>
    <style:style style:name="T24" style:family="text">
      <style:text-properties officeooo:rsid="00158508"/>
    </style:style>
    <style:style style:name="T25" style:family="text">
      <style:text-properties officeooo:rsid="0015ca7f"/>
    </style:style>
    <style:style style:name="T26" style:family="text">
      <style:text-properties officeooo:rsid="0016121a"/>
    </style:style>
    <style:style style:name="T27" style:family="text">
      <style:text-properties officeooo:rsid="001649cb"/>
    </style:style>
    <style:style style:name="T28" style:family="text">
      <style:text-properties officeooo:rsid="001f9eeb"/>
    </style:style>
    <style:style style:name="T29" style:family="text">
      <style:text-properties officeooo:rsid="0020dacc"/>
    </style:style>
    <style:style style:name="T30" style:family="text">
      <style:text-properties officeooo:rsid="00227e8a"/>
    </style:style>
    <style:style style:name="T31" style:family="text">
      <style:text-properties officeooo:rsid="0022d481"/>
    </style:style>
    <style:style style:name="T32" style:family="text">
      <style:text-properties officeooo:rsid="00234a69"/>
    </style:style>
    <style:style style:name="T33" style:family="text">
      <style:text-properties officeooo:rsid="002525f3"/>
    </style:style>
    <style:style style:name="T34" style:family="text">
      <style:text-properties officeooo:rsid="00266c9c"/>
    </style:style>
    <style:style style:name="T35" style:family="text">
      <style:text-properties officeooo:rsid="0027ad71"/>
    </style:style>
    <style:style style:name="T36" style:family="text">
      <style:text-properties officeooo:rsid="00292e3f"/>
    </style:style>
    <style:style style:name="T37" style:family="text">
      <style:text-properties officeooo:rsid="002ba02f"/>
    </style:style>
    <style:style style:name="T38" style:family="text">
      <style:text-properties officeooo:rsid="002c86d3"/>
    </style:style>
    <style:style style:name="T39" style:family="text">
      <style:text-properties officeooo:rsid="002e29c6"/>
    </style:style>
    <style:style style:name="T40" style:family="text">
      <style:text-properties officeooo:rsid="002ff186"/>
    </style:style>
    <style:style style:name="T41" style:family="text">
      <style:text-properties officeooo:rsid="0030beb6"/>
    </style:style>
    <style:style style:name="T42" style:family="text">
      <style:text-properties officeooo:rsid="0030e465"/>
    </style:style>
    <style:style style:name="T43" style:family="text">
      <style:text-properties officeooo:rsid="0032c887"/>
    </style:style>
    <style:style style:name="T44" style:family="text">
      <style:text-properties officeooo:rsid="00342eaf"/>
    </style:style>
    <style:style style:name="T45" style:family="text">
      <style:text-properties officeooo:rsid="0034efed"/>
    </style:style>
    <style:style style:name="T46" style:family="text">
      <style:text-properties officeooo:rsid="00351af4"/>
    </style:style>
    <style:style style:name="T47" style:family="text">
      <style:text-properties officeooo:rsid="003568a5"/>
    </style:style>
    <style:style style:name="T48" style:family="text">
      <style:text-properties officeooo:rsid="0035d8a9"/>
    </style:style>
    <style:style style:name="T49" style:family="text">
      <style:text-properties officeooo:rsid="003695e9"/>
    </style:style>
    <style:style style:name="T50"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s/>Question 1</text:p>
      <text:p text:style-name="P2"/>
      <text:p text:style-name="P4">## Sampling <text:s/></text:p>
      <text:p text:style-name="P4"/>
      <text:p text:style-name="P3">Statistical inference is based upon the assumption that it is possible to infer population attributes from a subset or sample of the population <text:reference-mark-start text:name="ADDIN CSL_CITATION {&quot;citationItems&quot;: [{&quot;id&quot;: &quot;ITEM-1&quot;, &quot;itemData&quot;: {&quot;author&quot;: [{&quot;dropping-particle&quot;: &quot;&quot;, &quot;family&quot;: &quot;Guttag&quot;, &quot;given&quot;: &quot;John&quot;, &quot;non-dropping-particle&quot;: &quot;&quot;, &quot;parse-names&quot;: false, &quot;suffix&quot;: &quot;&quot;}], &quot;id&quot;: &quot;ITEM-1&quot;, &quot;issued&quot;: {&quot;date-parts&quot;: [[&quot;2013&quot;]]}, &quot;publisher&quot;: &quot;MIT Press&quot;, &quot;title&quot;: &quot;Introduction to Computation and Programming Using Python&quot;, &quot;type&quot;: &quot;book&quot;}, &quot;uris&quot;: [&quot;http://www.mendeley.com/documents/?uuid=fcf359e0-0e6b-3809-9e19-d0e4e6e9c5a8&quot;]}], &quot;mendeley&quot;: {&quot;formattedCitation&quot;: &quot;(Guttag, 2013)&quot;, &quot;plainTextFormattedCitation&quot;: &quot;(Guttag, 2013)&quot;, &quot;previouslyFormattedCitation&quot;: &quot;(Guttag, 2013)&quot;}, &quot;properties&quot;: {&quot;noteIndex&quot;: 0}, &quot;schema&quot;: &quot;https://github.com/citation-style-language/schema/raw/master/csl-citation.json&quot;} RNDy2PKrfcK56"/><text:span text:style-name="T1">(Guttag, 2013)</text:span><text:reference-mark-end text:name="ADDIN CSL_CITATION {&quot;citationItems&quot;: [{&quot;id&quot;: &quot;ITEM-1&quot;, &quot;itemData&quot;: {&quot;author&quot;: [{&quot;dropping-particle&quot;: &quot;&quot;, &quot;family&quot;: &quot;Guttag&quot;, &quot;given&quot;: &quot;John&quot;, &quot;non-dropping-particle&quot;: &quot;&quot;, &quot;parse-names&quot;: false, &quot;suffix&quot;: &quot;&quot;}], &quot;id&quot;: &quot;ITEM-1&quot;, &quot;issued&quot;: {&quot;date-parts&quot;: [[&quot;2013&quot;]]}, &quot;publisher&quot;: &quot;MIT Press&quot;, &quot;title&quot;: &quot;Introduction to Computation and Programming Using Python&quot;, &quot;type&quot;: &quot;book&quot;}, &quot;uris&quot;: [&quot;http://www.mendeley.com/documents/?uuid=fcf359e0-0e6b-3809-9e19-d0e4e6e9c5a8&quot;]}], &quot;mendeley&quot;: {&quot;formattedCitation&quot;: &quot;(Guttag, 2013)&quot;, &quot;plainTextFormattedCitation&quot;: &quot;(Guttag, 2013)&quot;, &quot;previouslyFormattedCitation&quot;: &quot;(Guttag, 2013)&quot;}, &quot;properties&quot;: {&quot;noteIndex&quot;: 0}, &quot;schema&quot;: &quot;https://github.com/citation-style-language/schema/raw/master/csl-citation.json&quot;} RNDy2PKrfcK56"/>. <text:s/><text:span text:style-name="T12">The objective in data sampling is to select a sample that is representative of the population. <text:s text:c="2"/></text:span><text:span text:style-name="T14">There are two types of error that can occur: <text:s/></text:span></text:p>
      <text:p text:style-name="P3"/>
      <text:p text:style-name="P3">* <text:span text:style-name="T14">Sampling Error</text:span></text:p>
      <text:p text:style-name="P3"><text:s text:c="4"/><text:span text:style-name="T14">This results from chance differences between samples. <text:s/></text:span></text:p>
      <text:p text:style-name="P3">* <text:span text:style-name="T14">Sampling Bias</text:span></text:p>
      <text:p text:style-name="P6"><text:span text:style-name="T11"><text:s text:c="4"/></text:span><text:span text:style-name="T15">When there is</text:span><text:span text:style-name="T14"> </text:span><text:span text:style-name="T12">bias in the sampling process, inferences drawn from </text:span><text:span text:style-name="T15">such</text:span><text:span text:style-name="T12"> a biased sample will not reflect the true situation. <text:s/></text:span></text:p>
      <text:p text:style-name="P2"/>
      <text:p text:style-name="P4">### Sampling Bias</text:p>
      <text:p text:style-name="P4"/>
      <text:p text:style-name="P4">Types of sampling bias are: <text:s/></text:p>
      <text:p text:style-name="P4"/>
      <text:p text:style-name="P5">1. Sampling Framing Error</text:p>
      <text:p text:style-name="P7">This happens when the sample frame does not contain a group or section of the population. <text:s/>For instance, in 1936, Readers Digest did a survey on the US Presidential election. <text:s/>However, there was recession in America at the time and only wealthy people were buying their publication. <text:s/>The majority of voters were left out of the sample frame!</text:p>
      <text:p text:style-name="P7"/>
      <text:p text:style-name="P8"><text:span text:style-name="T13">2</text:span><text:span text:style-name="T12">. </text:span><text:span text:style-name="T15">Convenience</text:span><text:span text:style-name="T12"> Bias</text:span></text:p>
      <text:p text:style-name="P7">A sampler may be lazy and select subjects that are readily available. <text:s/>This often occurs in Psychology Departments where the researchers only consider student who are close by on campus. <text:s/></text:p>
      <text:p text:style-name="P4"/>
      <text:p text:style-name="P5">3. Judgment Bias</text:p>
      <text:p text:style-name="P7">This occurs when someone considered an expert selects the sample. <text:s/>Samples will be subjective to that expert. <text:s/></text:p>
      <text:p text:style-name="P5"/>
      <text:p text:style-name="P5">4. Size Bias <text:s/></text:p>
      <text:p text:style-name="P7">There may be a tendency of favour <text:span text:style-name="T16">subjects from a large group such as those from a geographical area or classroom size.</text:span></text:p>
      <text:p text:style-name="P7"/>
      <text:p text:style-name="P9"><text:span text:style-name="T13">5. </text:span><text:span text:style-name="T16">Self-selection</text:span><text:span text:style-name="T13"> Bias</text:span></text:p>
      <text:p text:style-name="P10">Those with strong opinions are more likely to respond to surveys that those who are disinterested.</text:p>
      <text:p text:style-name="P5"/>
      <text:p text:style-name="P10">7. Non-response Bias</text:p>
      <text:p text:style-name="P12"><text:span text:style-name="T16">There are individuals in a population who do not wish to or who cannot be recorded. <text:s/>The classic example is when the RAF checked flak damage on airplanes </text:span><text:span text:style-name="T3">(</text:span><text:span text:style-name="T16">Guttag, 2013). <text:s text:c="2"/>They wanted to know what areas of the plane needed strengthening from flak. <text:s/>However, they could not include those planes that has been shoot down which were the ones that most flak damage. <text:s/></text:span></text:p>
      <text:p text:style-name="P11"/>
      <text:p text:style-name="P5"><text:span text:style-name="T17">8</text:span>. Questionnaire Bias</text:p>
      <text:p text:style-name="P13">How a surveyor expresses a question can solicit a particular response. <text:s/></text:p>
      <text:p text:style-name="P13"/>
      <text:p text:style-name="P13">9 . Contrary Response Bias <text:s/></text:p>
      <text:p text:style-name="P13">A person may record an option opposite to their true opinion or behaviour. <text:s/>For example, they may not wish to reveal that they are a binge drinker. <text:s/></text:p>
      <text:p text:style-name="P13"/>
      <text:p text:style-name="P13"><text:soft-page-break/>### Reducing Sampling Bias</text:p>
      <text:p text:style-name="P13">1. Randomisation <text:s text:c="3"/></text:p>
      <text:p text:style-name="P13"><text:span text:style-name="T27">Randomisation is the primary method to avoid bias in samples.</text:span> <text:s/>In a simple random sample, all possible samples have equal probability of selection. <text:s text:c="2"/><text:span text:style-name="T27">So in a population of 250 customers, 25 are selected at random to make up a sample.</text:span></text:p>
      <text:p text:style-name="P13"/>
      <text:p text:style-name="P13">2. Systematic Sampling <text:s text:c="3"/></text:p>
      <text:p text:style-name="P14"><text:span text:style-name="T17">This uses a </text:span><text:span text:style-name="T22">jump</text:span><text:span text:style-name="T17"> value, </text:span><text:span text:style-name="T22">j</text:span><text:span text:style-name="T17">, to select every </text:span><text:span text:style-name="T22">j</text:span><text:span text:style-name="T20">t</text:span><text:span text:style-name="T19">h</text:span><text:span text:style-name="T18"> </text:span><text:span text:style-name="T17"><text:s/>individual </text:span><text:span text:style-name="T18">and a random point at which to start sampling. <text:s text:c="2"/></text:span><text:span text:style-name="T23">The jump value is the population size divided by the sample size. <text:s/>So</text:span><text:span text:style-name="T18">, </text:span><text:span text:style-name="T23">in a population of </text:span><text:span text:style-name="T18"><text:s/>25 </text:span><text:span text:style-name="T23">subjects</text:span><text:span text:style-name="T18">, selecting every 5</text:span><text:span text:style-name="T19">th</text:span><text:span text:style-name="T18"> </text:span><text:span text:style-name="T22">and starting at 14 gives: <text:s/></text:span></text:p>
      <text:p text:style-name="P15">14, 19, 24, 4, 9. <text:s text:c="3"/></text:p>
      <text:p text:style-name="P17">Note that certain subjects will never be selected. <text:s/></text:p>
      <text:p text:style-name="P17"/>
      <text:p text:style-name="P17"><text:s text:c="4"/>In finance, <text:span text:style-name="T24">an auditor wishes to validate all the cheques that a company made in a single year. <text:s/>There are 300 cheques (population) and the auditor sets a sample size of 60. <text:s/>So the jump value is: <text:s/></text:span></text:p>
      <text:p text:style-name="P18">$$ j = \frac{ \lvert population \rvert } {n} = 5$$</text:p>
      <text:p text:style-name="P19"><text:span text:style-name="T24">Therefore, starting at a random point, the auditor evaluates every 5</text:span><text:span text:style-name="T21">th</text:span><text:span text:style-name="T24"> cheque. <text:s text:c="2"/>Assuming that there there no errors </text:span><text:span text:style-name="T25">and given the sample of 60 cheques, </text:span><text:span text:style-name="T26">then there</text:span><text:span text:style-name="T25"> is a 95% confidence level that all cheques are correct, </text:span><text:span text:style-name="T26">according to Investopedia </text:span><text:reference-mark-start text:name="ADDIN CSL_CITATION {&quot;citationItems&quot;: [{&quot;id&quot;: &quot;ITEM-1&quot;, &quot;itemData&quot;: {&quot;URL&quot;: &quot;https://www.investopedia.com/terms/s/sampling.asp&quot;, &quot;accessed&quot;: {&quot;date-parts&quot;: [[&quot;2021&quot;, &quot;1&quot;, &quot;5&quot;]]}, &quot;author&quot;: [{&quot;dropping-particle&quot;: &quot;&quot;, &quot;family&quot;: &quot;Tuovila&quot;, &quot;given&quot;: &quot;Alicia&quot;, &quot;non-dropping-particle&quot;: &quot;&quot;, &quot;parse-names&quot;: false, &quot;suffix&quot;: &quot;&quot;}], &quot;container-title&quot;: &quot;Investopedia.com&quot;, &quot;id&quot;: &quot;ITEM-1&quot;, &quot;issued&quot;: {&quot;date-parts&quot;: [[&quot;2020&quot;]]}, &quot;title&quot;: &quot;Sampling&quot;, &quot;type&quot;: &quot;webpage&quot;}, &quot;uris&quot;: [&quot;http://www.mendeley.com/documents/?uuid=0ff53838-f451-3372-a609-4ea3a54163dd&quot;]}], &quot;mendeley&quot;: {&quot;formattedCitation&quot;: &quot;(Tuovila, 2020)&quot;, &quot;plainTextFormattedCitation&quot;: &quot;(Tuovila, 2020)&quot;, &quot;previouslyFormattedCitation&quot;: &quot;(Tuovila, 2020)&quot;}, &quot;properties&quot;: {&quot;noteIndex&quot;: 0}, &quot;schema&quot;: &quot;https://github.com/citation-style-language/schema/raw/master/csl-citation.json&quot;} RNDPERRAUna7C"/><text:span text:style-name="T4">(Tuovila, 2020)</text:span><text:reference-mark-end text:name="ADDIN CSL_CITATION {&quot;citationItems&quot;: [{&quot;id&quot;: &quot;ITEM-1&quot;, &quot;itemData&quot;: {&quot;URL&quot;: &quot;https://www.investopedia.com/terms/s/sampling.asp&quot;, &quot;accessed&quot;: {&quot;date-parts&quot;: [[&quot;2021&quot;, &quot;1&quot;, &quot;5&quot;]]}, &quot;author&quot;: [{&quot;dropping-particle&quot;: &quot;&quot;, &quot;family&quot;: &quot;Tuovila&quot;, &quot;given&quot;: &quot;Alicia&quot;, &quot;non-dropping-particle&quot;: &quot;&quot;, &quot;parse-names&quot;: false, &quot;suffix&quot;: &quot;&quot;}], &quot;container-title&quot;: &quot;Investopedia.com&quot;, &quot;id&quot;: &quot;ITEM-1&quot;, &quot;issued&quot;: {&quot;date-parts&quot;: [[&quot;2020&quot;]]}, &quot;title&quot;: &quot;Sampling&quot;, &quot;type&quot;: &quot;webpage&quot;}, &quot;uris&quot;: [&quot;http://www.mendeley.com/documents/?uuid=0ff53838-f451-3372-a609-4ea3a54163dd&quot;]}], &quot;mendeley&quot;: {&quot;formattedCitation&quot;: &quot;(Tuovila, 2020)&quot;, &quot;plainTextFormattedCitation&quot;: &quot;(Tuovila, 2020)&quot;, &quot;previouslyFormattedCitation&quot;: &quot;(Tuovila, 2020)&quot;}, &quot;properties&quot;: {&quot;noteIndex&quot;: 0}, &quot;schema&quot;: &quot;https://github.com/citation-style-language/schema/raw/master/csl-citation.json&quot;} RNDPERRAUna7C"/><text:span text:style-name="T26">⁠ </text:span><text:span text:style-name="T25">.</text:span></text:p>
      <text:p text:style-name="P19"/>
      <text:p text:style-name="P20">3. Stratified Sampling <text:s text:c="3"/></text:p>
      <text:p text:style-name="P21"><text:span text:style-name="T25">This involves identifying groups or strata in a population and ensuring that there are representatives from each strata in the sample. <text:s/>The number of individuals in the sample from a particular strata is determined by </text:span><text:span text:style-name="T27">the</text:span><text:span text:style-name="T25"> relative size </text:span><text:span text:style-name="T27">of that strata</text:span><text:span text:style-name="T25">. <text:s/></text:span></text:p>
      <text:p text:style-name="P18"/>
      <text:p text:style-name="P15"/>
      <text:p text:style-name="P28">## Decision tree, Information gain and Entropy</text:p>
      <text:p text:style-name="P28">A decision tree mimics the way that humans make decisions. <text:s/>A particular entity has a number of characteristics and a person decides which characteristic to select. <text:s/></text:p>
      <text:p text:style-name="P28">A decision tree models such entities as random variables which take on a fixed set of values or attributes. <text:s/>They are represented by nodes in the tree with inward and outward branches. <text:s/>Structurally, a decision tree consists of: <text:s/></text:p>
      <text:p text:style-name="P28"/>
      <text:p text:style-name="P28">* A root node, which has no inward branch and has two or more outward branches.</text:p>
      <text:p text:style-name="P28">* Internal nodes have one inward branch and two or more outward branches.</text:p>
      <text:p text:style-name="P28">* Leaf nodes assign a class label.</text:p>
      <text:p text:style-name="P28"/>
      <text:p text:style-name="P28">When applying decision trees to classification, there is a single target variable. <text:s/>Assigning a class label to the target occurs as a result of making decisions on the variables or features related to the target.</text:p>
      <text:p text:style-name="P28"/>
      <text:p text:style-name="P28">In order to construct a decision tree, it is necessary to consider both probability and entropy accruing to a particular decision. <text:s text:c="2"/></text:p>
      <text:p text:style-name="P28"/>
      <text:p text:style-name="P28">### Decision Trees and Probability</text:p>
      <text:p text:style-name="P28"/>
      <text:p text:style-name="P28">Data from the Smallpox outbreak in Boston in 1721 records inoculations and survival rates (Diez, Çetinkaya-Rundel and Barr, 2015)⁠. <text:s/></text:p>
      <text:p text:style-name="P28"/>
      <text:p text:style-name="P28">&lt;center&gt;&lt;img src= "images/tree-diag-smallpox.png" width="500"&gt;&lt;/center&gt;</text:p>
      <text:p text:style-name="P28">&lt;center&gt;Figure 1. <text:s/>Probability of inoculation and survival&lt;/center&gt;</text:p>
      <text:p text:style-name="P13"/>
      <text:p text:style-name="P22"><text:soft-page-break/>The proportional number of people in <text:s/>each group gives the probability of inoculation and survival. <text:s/>Emanating from the root node, there was a 0.392 probability of being inoculated and 0.9608 of not being inoculated. <text:s/>At the next level are the probabilities of living or death. <text:s text:c="2"/><text:span text:style-name="T28">Figure 1 is a specific type of decision tree dealing with contingent variables.</text:span></text:p>
      <text:p text:style-name="P23"/>
      <text:p text:style-name="P22">### Decision Trees and Entropy</text:p>
      <text:p text:style-name="P22"/>
      <text:p text:style-name="P25"><text:span text:style-name="T28">In a more general case, there are many features, each with its own set of attributes. <text:s/>It is worth noting that an attribute could be a numerical value, as in the case of a threshold. <text:s text:c="2"/>For classification, the order in which these features are inspected and decided upon is important. <text:s/>To be most effective, <text:s/>it is necessary to inspect first the feature that gives the most information. <text:s/>This process repeats recursively </text:span><text:span text:style-name="T29">for the feature gives most information at the next level. <text:s text:c="2"/></text:span></text:p>
      <text:p text:style-name="P25"/>
      <text:p text:style-name="P25"><text:span text:style-name="T29">Entropy is a means of assessing the information gained from a particular feature. <text:s/>It is somewhat contrary to information gain in that it measures the tendency towards disorder or the randomness in a system. <text:s text:c="2"/></text:span><text:span text:style-name="T30">In information theory, entropy is a measure of the randomness or ‘impurity’ in a random variable ($S$) with a fixed set of attributes ($k$):</text:span></text:p>
      <text:p text:style-name="P26">$$ E(S) = \sum_k – p_k log_2 (p_k) $$</text:p>
      <text:p text:style-name="P26">where $p_k$ is the probability that $S$ has the $k^{th}$ attribute.</text:p>
      <text:p text:style-name="P26"/>
      <text:p text:style-name="P30">When a decision is made at a particular node, there is an increase in information about the system. <text:s/>The information gain where $P$ is the parent node and $C$ is the child node is given by:</text:p>
      <text:p text:style-name="P30">$$ IG(P, C) = E(P) – E(P \vert C) $</text:p>
      <text:p text:style-name="P26"/>
      <text:p text:style-name="P29"><text:span text:style-name="T32">The steps for</text:span><text:span text:style-name="T31"> constructing </text:span><text:span text:style-name="T32">a</text:span><text:span text:style-name="T31"> decision tree </text:span><text:span text:style-name="T32">are: <text:s/></text:span></text:p>
      <text:p text:style-name="P29"/>
      <text:p text:style-name="P29"><text:span text:style-name="T32">1. Calculate the</text:span><text:span text:style-name="T31"> entropy of the target variable, </text:span><text:span text:style-name="T33">$E(T)$</text:span><text:span text:style-name="T31">.</text:span></text:p>
      <text:p text:style-name="P30">2. Sum the entropy of each attribute of a feature / node in the tree.</text:p>
      <text:p text:style-name="P45">3. Calculate the entropy of a node from the entropy of each attribut<text:span text:style-name="T33">e</text:span> weighted by the probability of that attribute, <text:span text:style-name="T33">$E(N)$</text:span>.</text:p>
      <text:p text:style-name="P46">4. Calculate the information gained from that node.</text:p>
      <text:p text:style-name="P46">5. Repeat for each node in the tree.</text:p>
      <text:p text:style-name="P46">6. Select the node that gives the greatest information gain.</text:p>
      <text:p text:style-name="P46"/>
      <text:p text:style-name="P26"/>
      <text:p text:style-name="P32">The Chinese Restaurant Process (CRP) is a method of modeling a probability mass function where the random variable can have an infinite number of values. <text:s text:c="2"/>There are an infinite number of tables in this metaphorical restaurant. <text:s text:c="2"/>Initially, all tables are unoccupied and customer 1 enters. <text:s/>He sits at <text:s text:c="2"/>a table. <text:s/>As more customers enter, <text:span text:style-name="T36">t</text:span><text:span text:style-name="T35">he </text:span>probability <text:span text:style-name="T36">of </text:span>customer <text:span text:style-name="T35">$i$</text:span> <text:s text:c="2"/></text:p>
      <text:p text:style-name="P31"/>
      <text:p text:style-name="P31">* sit<text:span text:style-name="T36">ting</text:span> at an occupied table <text:span text:style-name="T35">$</text:span>j<text:span text:style-name="T35">$</text:span> <text:span text:style-name="T35">$</text:span>\prop<text:span text:style-name="T35">to$ number of customers at that table <text:s/></text:span></text:p>
      <text:p text:style-name="P33"><text:span text:style-name="T34">* </text:span><text:span text:style-name="T36">sitting at an unoccupied table </text:span><text:span text:style-name="T35">$</text:span><text:span text:style-name="T34">\prop</text:span><text:span text:style-name="T35">to </text:span><text:span text:style-name="T36">\alpha</text:span><text:span text:style-name="T35">$ </text:span></text:p>
      <text:p text:style-name="P31"/>
      <text:p text:style-name="P33"><text:span text:style-name="T36">Consider the following simple example </text:span><text:reference-mark-start text:name="ADDIN CSL_CITATION {&quot;citationItems&quot;: [{&quot;id&quot;: &quot;ITEM-1&quot;, &quot;itemData&quot;: {&quot;URL&quot;: &quot;https://www.statisticshowto.com/chinese-restaurant-process/&quot;, &quot;accessed&quot;: {&quot;date-parts&quot;: [[&quot;2021&quot;, &quot;1&quot;, &quot;6&quot;]]}, &quot;author&quot;: [{&quot;dropping-particle&quot;: &quot;&quot;, &quot;family&quot;: &quot;Glen&quot;, &quot;given&quot;: &quot;Stephanie&quot;, &quot;non-dropping-particle&quot;: &quot;&quot;, &quot;parse-names&quot;: false, &quot;suffix&quot;: &quot;&quot;}], &quot;id&quot;: &quot;ITEM-1&quot;, &quot;issued&quot;: {&quot;date-parts&quot;: [[&quot;2020&quot;]]}, &quot;publisher&quot;: &quot;StatisticsHowTo.com&quot;, &quot;title&quot;: &quot;Chinese Restaurant Process: Simple Definition &amp; Example&quot;, &quot;type&quot;: &quot;webpage&quot;}, &quot;uris&quot;: [&quot;http://www.mendeley.com/documents/?uuid=3d0c8f1f-fed8-3349-b36d-510d1c42baf8&quot;]}], &quot;mendeley&quot;: {&quot;formattedCitation&quot;: &quot;(Glen, 2020)&quot;, &quot;manualFormatting&quot;: &quot;(Glen, 2020).&quot;, &quot;plainTextFormattedCitation&quot;: &quot;(Glen, 2020)&quot;, &quot;previouslyFormattedCitation&quot;: &quot;(Glen, 2020)&quot;}, &quot;properties&quot;: {&quot;noteIndex&quot;: 0}, &quot;schema&quot;: &quot;https://github.com/citation-style-language/schema/raw/master/csl-citation.json&quot;} RND2yX5KVuowr"/><text:span text:style-name="T5">(Glen, 2020).</text:span><text:reference-mark-end text:name="ADDIN CSL_CITATION {&quot;citationItems&quot;: [{&quot;id&quot;: &quot;ITEM-1&quot;, &quot;itemData&quot;: {&quot;URL&quot;: &quot;https://www.statisticshowto.com/chinese-restaurant-process/&quot;, &quot;accessed&quot;: {&quot;date-parts&quot;: [[&quot;2021&quot;, &quot;1&quot;, &quot;6&quot;]]}, &quot;author&quot;: [{&quot;dropping-particle&quot;: &quot;&quot;, &quot;family&quot;: &quot;Glen&quot;, &quot;given&quot;: &quot;Stephanie&quot;, &quot;non-dropping-particle&quot;: &quot;&quot;, &quot;parse-names&quot;: false, &quot;suffix&quot;: &quot;&quot;}], &quot;id&quot;: &quot;ITEM-1&quot;, &quot;issued&quot;: {&quot;date-parts&quot;: [[&quot;2020&quot;]]}, &quot;publisher&quot;: &quot;StatisticsHowTo.com&quot;, &quot;title&quot;: &quot;Chinese Restaurant Process: Simple Definition &amp; Example&quot;, &quot;type&quot;: &quot;webpage&quot;}, &quot;uris&quot;: [&quot;http://www.mendeley.com/documents/?uuid=3d0c8f1f-fed8-3349-b36d-510d1c42baf8&quot;]}], &quot;mendeley&quot;: {&quot;formattedCitation&quot;: &quot;(Glen, 2020)&quot;, &quot;manualFormatting&quot;: &quot;(Glen, 2020).&quot;, &quot;plainTextFormattedCitation&quot;: &quot;(Glen, 2020)&quot;, &quot;previouslyFormattedCitation&quot;: &quot;(Glen, 2020)&quot;}, &quot;properties&quot;: {&quot;noteIndex&quot;: 0}, &quot;schema&quot;: &quot;https://github.com/citation-style-language/schema/raw/master/csl-citation.json&quot;} RND2yX5KVuowr"/><text:span text:style-name="T36">⁠</text:span></text:p>
      <text:p text:style-name="P33"/>
      <text:p text:style-name="P33">&lt;center&gt;&lt;img src= "images/<text:span text:style-name="T36">Chinese-restaurant</text:span>.png" width="500"&gt;&lt;/center&gt;</text:p>
      <text:p text:style-name="P33"><text:span text:style-name="T34">&lt;center&gt;Figure </text:span><text:span text:style-name="T36">2</text:span><text:span text:style-name="T34">. <text:s/></text:span><text:span text:style-name="T36">Customers sitting at tables</text:span><text:span text:style-name="T34">&lt;/center&gt; <text:s/></text:span></text:p>
      <text:p text:style-name="P26"/>
      <text:p text:style-name="P35"><text:span text:style-name="T37">Customers 1, 3, 4 and 7 sat at empty tables while the remaining customers sat at occupied tables. <text:s/></text:span><text:span text:style-name="T38">We can describe this with a vector of table assignments, where the index </text:span><text:span text:style-name="T39">refers to the $i^{th}$ customer </text:span><text:reference-mark-start text:name="ADDIN CSL_CITATION {&quot;citationItems&quot;: [{&quot;id&quot;: &quot;ITEM-1&quot;, &quot;itemData&quot;: {&quot;abstract&quot;: &quot;The Chinese restaurant process (CRP) is an extremely simple and powerful tool. Unfortunately, it's also one of the most poorly described concepts in the statistical literature. This note tries to demystify the CRP. If anything the notes doesn't make sense please contact me (these notes were written by Dan: daniel.navarro@adelaide.edu.au) and I'll try to fix them! What is the Chinese restaurant process? Reduced to the simplest possible description, the Chinese restaurant process (CRP) gives us a distribution over partitions. Suppose that we have a collection of observations, and we want to cluster/partition them into groups. We can do this using the CRP. The CRP gets its name from a metaphor based on Chinese restaurants in San Francisco that seem to have limitless seating capacity. In this metaphor, every possible group corresponds to a \&quot;table\&quot; in an infinitely large Chinese restaurant. Each observation corresponds to a \&quot;customer\&quot; entering the restaurant and sitting at a table. In this metaphor, the customers are assumed to prefer sitting at popular tables, but nevertheless there is always a non-zero probability that a new customer will sit at a currently unoccupied table. To see how this works, suppose that there are currently N customers sitting in the restaurant, and let z i be an indicator variable that tells us which table the ith customer is sitting at. Thus we have a vector of \&quot;table assignments\&quot;, z = (z 1 , z 2 ,. .. , z N). For instance if the table assignments for N = 6 customers were given by z = (1, 1, 2, 1, 3, 4), then there would be three customers sitting at table 1 (i.e., customers number 1, 2 and 4), and one customer at table 2 (i.e., customer 3), table 3 (i.e., customer 5) and table 4 (i.e., customer 6). The actual table numbers don't mean anything: they're just convenient indexing variables. That is, z = (1, 1, 2, 1, 3, 4) and z = (2, 2, 1, 2, 4, 3) are effectively equivalent. Next, let n k denote the number of people sitting at the kth table, and let K denote the total number of non-empty tables. Then the \&quot;counts\&quot; vector n = (n 1 ,. .. , n K) tells us how many people are at each table. To stick with our running example, if the table assignment vector is z = (1, 1, 2, 1, 3, 4), then the count vector would be n = (3, 1, 1, 1). Note that K k=1 n k = N. Now that we've introduced this terminology, it is very simple to describe the CRP. If there are currently N customers sitting in the restaurant, then the probability that customer N + 1 si\u2026&quot;, &quot;author&quot;: [{&quot;dropping-particle&quot;: &quot;&quot;, &quot;family&quot;: &quot;Navarro&quot;, &quot;given&quot;: &quot;Dan&quot;, &quot;non-dropping-particle&quot;: &quot;&quot;, &quot;parse-names&quot;: false, &quot;suffix&quot;: &quot;&quot;}, {&quot;dropping-particle&quot;: &quot;&quot;, &quot;family&quot;: &quot;Perfors&quot;, &quot;given&quot;: &quot;Amy&quot;, &quot;non-dropping-particle&quot;: &quot;&quot;, &quot;parse-names&quot;: false, &quot;suffix&quot;: &quot;&quot;}], &quot;id&quot;: &quot;ITEM-1&quot;, &quot;issued&quot;: {&quot;date-parts&quot;: [[&quot;2018&quot;]]}, &quot;title&quot;: &quot;The Chinese restaurant process&quot;, &quot;type&quot;: &quot;report&quot;}, &quot;uris&quot;: [&quot;http://www.mendeley.com/documents/?uuid=73586ca7-53a9-33af-acee-9c6c91b61411&quot;]}], &quot;mendeley&quot;: {&quot;formattedCitation&quot;: &quot;(Navarro and Perfors, 2018)&quot;, &quot;plainTextFormattedCitation&quot;: &quot;(Navarro and Perfors, 2018)&quot;, &quot;previouslyFormattedCitation&quot;: &quot;(Navarro and Perfors, 2018)&quot;}, &quot;properties&quot;: {&quot;noteIndex&quot;: 0}, &quot;schema&quot;: &quot;https://github.com/citation-style-language/schema/raw/master/csl-citation.json&quot;} RNDdVm0CeG391"/><text:span text:style-name="T6">(Navarro and Perfors, 2018)</text:span><text:reference-mark-end text:name="ADDIN CSL_CITATION {&quot;citationItems&quot;: [{&quot;id&quot;: &quot;ITEM-1&quot;, &quot;itemData&quot;: {&quot;abstract&quot;: &quot;The Chinese restaurant process (CRP) is an extremely simple and powerful tool. Unfortunately, it's also one of the most poorly described concepts in the statistical literature. This note tries to demystify the CRP. If anything the notes doesn't make sense please contact me (these notes were written by Dan: daniel.navarro@adelaide.edu.au) and I'll try to fix them! What is the Chinese restaurant process? Reduced to the simplest possible description, the Chinese restaurant process (CRP) gives us a distribution over partitions. Suppose that we have a collection of observations, and we want to cluster/partition them into groups. We can do this using the CRP. The CRP gets its name from a metaphor based on Chinese restaurants in San Francisco that seem to have limitless seating capacity. In this metaphor, every possible group corresponds to a \&quot;table\&quot; in an infinitely large Chinese restaurant. Each observation corresponds to a \&quot;customer\&quot; entering the restaurant and sitting at a table. In this metaphor, the customers are assumed to prefer sitting at popular tables, but nevertheless there is always a non-zero probability that a new customer will sit at a currently unoccupied table. To see how this works, suppose that there are currently N customers sitting in the restaurant, and let z i be an indicator variable that tells us which table the ith customer is sitting at. Thus we have a vector of \&quot;table assignments\&quot;, z = (z 1 , z 2 ,. .. , z N). For instance if the table assignments for N = 6 customers were given by z = (1, 1, 2, 1, 3, 4), then there would be three customers sitting at table 1 (i.e., customers number 1, 2 and 4), and one customer at table 2 (i.e., customer 3), table 3 (i.e., customer 5) and table 4 (i.e., customer 6). The actual table numbers don't mean anything: they're just convenient indexing variables. That is, z = (1, 1, 2, 1, 3, 4) and z = (2, 2, 1, 2, 4, 3) are effectively equivalent. Next, let n k denote the number of people sitting at the kth table, and let K denote the total number of non-empty tables. Then the \&quot;counts\&quot; vector n = (n 1 ,. .. , n K) tells us how many people are at each table. To stick with our running example, if the table assignment vector is z = (1, 1, 2, 1, 3, 4), then the count vector would be n = (3, 1, 1, 1). Note that K k=1 n k = N. Now that we've introduced this terminology, it is very simple to describe the CRP. If there are currently N customers sitting in the restaurant, then the probability that customer N + 1 si\u2026&quot;, &quot;author&quot;: [{&quot;dropping-particle&quot;: &quot;&quot;, &quot;family&quot;: &quot;Navarro&quot;, &quot;given&quot;: &quot;Dan&quot;, &quot;non-dropping-particle&quot;: &quot;&quot;, &quot;parse-names&quot;: false, &quot;suffix&quot;: &quot;&quot;}, {&quot;dropping-particle&quot;: &quot;&quot;, &quot;family&quot;: &quot;Perfors&quot;, &quot;given&quot;: &quot;Amy&quot;, &quot;non-dropping-particle&quot;: &quot;&quot;, &quot;parse-names&quot;: false, &quot;suffix&quot;: &quot;&quot;}], &quot;id&quot;: &quot;ITEM-1&quot;, &quot;issued&quot;: {&quot;date-parts&quot;: [[&quot;2018&quot;]]}, &quot;title&quot;: &quot;The Chinese restaurant process&quot;, &quot;type&quot;: &quot;report&quot;}, &quot;uris&quot;: [&quot;http://www.mendeley.com/documents/?uuid=73586ca7-53a9-33af-acee-9c6c91b61411&quot;]}], &quot;mendeley&quot;: {&quot;formattedCitation&quot;: &quot;(Navarro and Perfors, 2018)&quot;, &quot;plainTextFormattedCitation&quot;: &quot;(Navarro and Perfors, 2018)&quot;, &quot;previouslyFormattedCitation&quot;: &quot;(Navarro and Perfors, 2018)&quot;}, &quot;properties&quot;: {&quot;noteIndex&quot;: 0}, &quot;schema&quot;: &quot;https://github.com/citation-style-language/schema/raw/master/csl-citation.json&quot;} RNDdVm0CeG391"/><text:span text:style-name="T39">⁠:</text:span></text:p>
      <text:p text:style-name="P34">$$ z = (1, <text:span text:style-name="T39">1, 2, 3, 1, 3, 4, 3) $$</text:span></text:p>
      <text:p text:style-name="P36"><text:soft-page-break/>This implies a counts vector that gives the number of customers at a given table. <text:s/>Let $K$ be the total number of occupied tables. <text:s/>Then <text:s/></text:p>
      <text:p text:style-name="P36">$$ n = (3, 1, 3, 1)$$ <text:s/></text:p>
      <text:p text:style-name="P36">There are $N = 8$ customers sitting at tables. <text:s/>The probability that customer 9 sits at the $k^{th}$ table is proportional to the number of people at that table <text:span text:style-name="T40">($n_k$)</text:span>:</text:p>
      <text:p text:style-name="P36">$$ P(z_{9} = k) <text:s/>= \frac{n_k}{N + \alpha}$$</text:p>
      <text:p text:style-name="P48">where $\alpha$ is a “dispersion parameter”. <text:s/>In this case, the actual probabilities are: <text:s/></text:p>
      <text:p text:style-name="P47"/>
      <text:p text:style-name="P48">- table 1: $\frac{3}{8 + \alpha}$</text:p>
      <text:p text:style-name="P48">- table 2: $\frac{1}{8 + \alpha}$</text:p>
      <text:p text:style-name="P47">- <text:span text:style-name="T40">table 3: $\frac{3}{8 + \alpha}$</text:span></text:p>
      <text:p text:style-name="P47">- <text:span text:style-name="T40">table 4: $\frac{1}{8 + \alpha}$</text:span></text:p>
      <text:p text:style-name="P47">- <text:span text:style-name="T40">unoccupied table: $\frac{\alpha}{8 + \alpha}$</text:span></text:p>
      <text:p text:style-name="P47"/>
      <text:p text:style-name="P47"><text:span text:style-name="T40">The principle at work here is that, as new customers enter, they are more likely to sit at occupied tables. <text:s text:c="2"/></text:span><text:span text:style-name="T41">This algorithm is useful for clustering where data points (customers) are assigned to clusters (tables). <text:s text:c="2"/>Applications of the CRP could be in predicting transactions made by customers or <text:s text:c="2"/>demand among investors for existing or future stock offerings.</text:span></text:p>
      <text:p text:style-name="P24"/>
      <text:p text:style-name="P2"/>
      <text:p text:style-name="P38"><text:span text:style-name="T42">### </text:span>Agglomerative Hierarchical Clustering</text:p>
      <text:p text:style-name="P38"/>
      <text:p text:style-name="P38"><text:span text:style-name="T45">Clustering is a type of unsupervised learning that </text:span><text:span text:style-name="T42">is </text:span><text:span text:style-name="T45">particularly</text:span><text:span text:style-name="T42"> useful for high dimensional data. <text:s/>The objective of clustering is to combine things that are close. <text:s/></text:span><text:span text:style-name="T45">It is necessary to: <text:s/></text:span><text:span text:style-name="T42"><text:s/></text:span></text:p>
      <text:p text:style-name="P37">1. Define closeness <text:span text:style-name="T43">and formulate a distance metric</text:span>.</text:p>
      <text:p text:style-name="P37">2. Specify how to group items.</text:p>
      <text:p text:style-name="P37">3. Provide a means of visualising groupings. <text:s/><text:span text:style-name="T43">This is usually a tree diagram showing how items were merged together. <text:s/></text:span></text:p>
      <text:p text:style-name="P37">4. Clarify how to interpret groupings.</text:p>
      <text:p text:style-name="P37"/>
      <text:p text:style-name="P42"><text:span text:style-name="T45">The two approaches to </text:span><text:span text:style-name="T46">hierarchical </text:span><text:span text:style-name="T45">clustering are agglomerative and divisive. <text:s/>The </text:span><text:span text:style-name="T42">agglomerative process </text:span><text:span text:style-name="T45">works bottom up by</text:span><text:span text:style-name="T42"> select</text:span><text:span text:style-name="T45">ing</text:span><text:span text:style-name="T42"> to two closest items. <text:s/></text:span><text:span text:style-name="T45">It </text:span><text:span text:style-name="T42">puts the</text:span><text:span text:style-name="T45">se</text:span><text:span text:style-name="T42"> together thus merging </text:span><text:span text:style-name="T45">them </text:span><text:span text:style-name="T42">into a new point </text:span><text:span text:style-name="T46">or cluster</text:span><text:span text:style-name="T42">. <text:s/></text:span><text:span text:style-name="T45">The process</text:span><text:span text:style-name="T42"> repeats by finding the next closest items. <text:s/></text:span><text:span text:style-name="T46">Eventually, all the small clusters combine into one big cluster. <text:s/></text:span></text:p>
      <text:p text:style-name="P42"/>
      <text:p text:style-name="P44">Divisive clustering is top down and starts by treating all points as a single large cluster. <text:s/>It then separates this into smaller clusters.</text:p>
      <text:p text:style-name="P37"/>
      <text:p text:style-name="P37">__<text:span text:style-name="T43">Closeness__</text:span></text:p>
      <text:p text:style-name="P39"><text:span text:style-name="T43">For a continuous variable, </text:span><text:span text:style-name="T44">closeness can be euclidean distance, correlation or another similarity measure. <text:s text:c="2"/></text:span></text:p>
      <text:p text:style-name="P41"/>
      <text:p text:style-name="P40">Manhattan distance measures closeness for discrete variable. <text:s text:c="3"/></text:p>
      <text:p text:style-name="P40">In each case, it is important to select a measure that in appropriate to the context. <text:s/></text:p>
      <text:p text:style-name="P40"/>
      <text:p text:style-name="P41">Given two points $(x_1, y_1)$ and $(x_2, y_2)$ <text:s/></text:p>
      <text:p text:style-name="P41">$$ d_{euclidean} = \sqrt{(x_1-x_2)^2 + (y_1-y_2)^2$$ and</text:p>
      <text:p text:style-name="P41">$$ d_{manhattan} = |x_1-x_2| + |y_1-y_2|$$</text:p>
      <text:p text:style-name="P41"/>
      <text:p text:style-name="P43">&lt;center&gt;&lt;img src= "images/<text:span text:style-name="T47">dendogram</text:span>.png" width="500"&gt;&lt;/center&gt;</text:p>
      <text:p text:style-name="P43"><text:span text:style-name="T34">&lt;center&gt;Figure </text:span><text:span text:style-name="T47">3</text:span><text:span text:style-name="T34">. <text:s/></text:span><text:span text:style-name="T47">Dendrogram for 10 data points</text:span><text:span text:style-name="T34">&lt;/center&gt; <text:s/></text:span></text:p>
      <text:p text:style-name="P27"/>
      <text:p text:style-name="P43"><text:soft-page-break/><text:span text:style-name="T47">Figure 3 is a dendrogram </text:span><text:span text:style-name="T46">display</text:span><text:span text:style-name="T47">ing</text:span><text:span text:style-name="T46"> how points </text:span><text:span text:style-name="T47">1 to 10</text:span><text:span text:style-name="T46"> were combined to form </text:span><text:span text:style-name="T47">small </text:span><text:span text:style-name="T46">clusters </text:span><text:span text:style-name="T47">and larger clusters </text:span><text:reference-mark-start text:name="ADDIN CSL_CITATION {&quot;citationItems&quot;: [{&quot;id&quot;: &quot;ITEM-1&quot;, &quot;itemData&quot;: {&quot;author&quot;: [{&quot;dropping-particle&quot;: &quot;&quot;, &quot;family&quot;: &quot;Malik&quot;, &quot;given&quot;: &quot;Usman&quot;, &quot;non-dropping-particle&quot;: &quot;&quot;, &quot;parse-names&quot;: false, &quot;suffix&quot;: &quot;&quot;}], &quot;id&quot;: &quot;ITEM-1&quot;, &quot;issued&quot;: {&quot;date-parts&quot;: [[&quot;2016&quot;]]}, &quot;publisher&quot;: &quot;Stack Abuse&quot;, &quot;title&quot;: &quot;Hierarchical Clustering with Python and Scikit-Learn&quot;, &quot;type&quot;: &quot;book&quot;}, &quot;uris&quot;: [&quot;http://www.mendeley.com/documents/?uuid=ed91b21c-975e-3f71-b044-3546f89bf49d&quot;]}], &quot;mendeley&quot;: {&quot;formattedCitation&quot;: &quot;(Malik, 2016)&quot;, &quot;plainTextFormattedCitation&quot;: &quot;(Malik, 2016)&quot;, &quot;previouslyFormattedCitation&quot;: &quot;(Malik, 2016)&quot;}, &quot;properties&quot;: {&quot;noteIndex&quot;: 0}, &quot;schema&quot;: &quot;https://github.com/citation-style-language/schema/raw/master/csl-citation.json&quot;} RNDW1b3JmCNS9"/><text:span text:style-name="T7">(Malik, 2016)</text:span><text:reference-mark-end text:name="ADDIN CSL_CITATION {&quot;citationItems&quot;: [{&quot;id&quot;: &quot;ITEM-1&quot;, &quot;itemData&quot;: {&quot;author&quot;: [{&quot;dropping-particle&quot;: &quot;&quot;, &quot;family&quot;: &quot;Malik&quot;, &quot;given&quot;: &quot;Usman&quot;, &quot;non-dropping-particle&quot;: &quot;&quot;, &quot;parse-names&quot;: false, &quot;suffix&quot;: &quot;&quot;}], &quot;id&quot;: &quot;ITEM-1&quot;, &quot;issued&quot;: {&quot;date-parts&quot;: [[&quot;2016&quot;]]}, &quot;publisher&quot;: &quot;Stack Abuse&quot;, &quot;title&quot;: &quot;Hierarchical Clustering with Python and Scikit-Learn&quot;, &quot;type&quot;: &quot;book&quot;}, &quot;uris&quot;: [&quot;http://www.mendeley.com/documents/?uuid=ed91b21c-975e-3f71-b044-3546f89bf49d&quot;]}], &quot;mendeley&quot;: {&quot;formattedCitation&quot;: &quot;(Malik, 2016)&quot;, &quot;plainTextFormattedCitation&quot;: &quot;(Malik, 2016)&quot;, &quot;previouslyFormattedCitation&quot;: &quot;(Malik, 2016)&quot;}, &quot;properties&quot;: {&quot;noteIndex&quot;: 0}, &quot;schema&quot;: &quot;https://github.com/citation-style-language/schema/raw/master/csl-citation.json&quot;} RNDW1b3JmCNS9"/><text:span text:style-name="T47">⁠</text:span><text:span text:style-name="T46">. <text:s/></text:span><text:span text:style-name="T48">At the low level, there are the green and orange groupings. <text:s/>Then there is the two large groupings represented by the blue vertical lines. <text:s/>The position of the red horizontal line is a threshold that specifies what groupings are considered as clusters. <text:s/>In figure 3, there are two large clusters. <text:s/>If the horizontal line were drawn lower down the vertical axis at position 20, there would be four smaller clusters.</text:span></text:p>
      <text:p text:style-name="P43"/>
      <text:p text:style-name="P43"/>
      <text:p text:style-name="P37"/>
      <text:p text:style-name="P37"/>
      <text:p text:style-name="Standard"/>
      <text:p text:style-name="Standard"/>
      <text:p text:style-name="P16">(Diez, <text:span text:style-name="T49">C</text:span>etinkaya-Rundel and Barr, 2015)⁠</text:p>
      <text:p text:style-name="P16"/>
      <text:p text:style-name="P16">(Simple Linear Regression, 2016)</text:p>
      <text:p text:style-name="P16"/>
      <text:p text:style-name="P55">(<text:span text:style-name="T10">Assumptions of Linear Regression</text:span>, 2021)</text:p>
      <text:p text:style-name="P53"><text:s/></text:p>
      <text:section text:style-name="Sect1" text:name="ADDIN Mendeley Bibliography CSL_BIBLIOGRAPHY  RND5CtFKpL5Eu">
        <text:p text:style-name="P54"><text:span text:style-name="T9">Assumptions of Linear Regression</text:span> (2021) <text:span text:style-name="T50">Statistics Solutions</text:span>. Available at: https://www.statisticssolutions.com/assumptions-of-linear-regression/ (Accessed: 9 January 2021).</text:p>
        <text:p text:style-name="P54">Glen, S. (2020) <text:span text:style-name="T9">Chinese Restaurant Process: Simple Definition &amp; Example</text:span>. StatisticsHowTo.com. Available at: https://www.statisticshowto.com/chinese-restaurant-process/ (Accessed: 6 January 2021).</text:p>
        <text:p text:style-name="P54">Guttag, J. (2013) <text:span text:style-name="T9">Introduction to Computation and Programming Using Python</text:span>. MIT Press.</text:p>
        <text:p text:style-name="P54">Malik, U. (2016) <text:span text:style-name="T9">Hierarchical Clustering with Python and Scikit-Learn</text:span>. Stack Abuse. Available at: https://stackabuse.com/hierarchical-clustering-with-python-and-scikit-learn/ (Accessed: 6 January 2021).</text:p>
        <text:p text:style-name="P54">Navarro, D. and Perfors, A. (2018) <text:span text:style-name="T9">The Chinese restaurant process</text:span>. Available at: http://compcogsci-3016.djnavarro.net/technote_chineserestaurantprocesses.pdf (Accessed: 6 January 2021).</text:p>
        <text:p text:style-name="P51">Tuovila, A. (2020) <text:span text:style-name="T9">Sampling</text:span>, <text:span text:style-name="T9">Investopedia.com</text:span>. Available at: https://www.investopedia.com/terms/s/sampling.asp (Accessed: 5 January 2021).</text:p>
      </text:section>
      <text:p text:style-name="P1"><text:span text:style-name="T2"><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4T15:36:33.367050388</meta:creation-date>
    <dc:date>2021-01-09T12:05:59.138238283</dc:date>
    <meta:editing-duration>PT2H44M33S</meta:editing-duration>
    <meta:editing-cycles>15</meta:editing-cycles>
    <meta:generator>LibreOffice/7.0.3.1$Linux_X86_64 LibreOffice_project/00$Build-1</meta:generator>
    <meta:document-statistic meta:table-count="0" meta:image-count="0" meta:object-count="0" meta:page-count="5" meta:paragraph-count="112" meta:word-count="1896" meta:character-count="11992" meta:non-whitespace-character-count="10016"/>
    <meta:user-defined meta:name="Mendeley Citation Style_1">http://www.zotero.org/styles/harvard-cite-them-right</meta:user-defined>
    <meta:user-defined meta:name="Mendeley Document_1">True</meta:user-defined>
    <meta:user-defined meta:name="Mendeley Unique User Id_1">64e8da2d-8448-3b8e-8fe1-1868f9712e99</meta:user-defined>
  </office:meta>
</office:document-meta>
</file>